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text-underline-style="none" fo:font-weight="normal" officeooo:rsid="00039815" officeooo:paragraph-rsid="0003981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9815" officeooo:paragraph-rsid="0003981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39815" officeooo:paragraph-rsid="00039815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officeooo:rsid="00039815" officeooo:paragraph-rsid="00039815" style:font-weight-asian="normal" style:font-weight-complex="normal"/>
    </style:style>
    <style:style style:name="T1" style:family="text">
      <style:text-properties style:text-underline-style="none" fo:font-weight="normal" officeooo:rsid="00039815" style:font-weight-asian="normal" style:font-weight-complex="normal"/>
    </style:style>
    <style:style style:name="T2" style:family="text">
      <style:text-properties style:text-underline-style="none" officeooo:rsid="0003981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VI</text:p>
      <text:p text:style-name="P3"/>
      <text:p text:style-name="P3"/>
      <text:h text:style-name="P1" text:outline-level="3">1. ls</text:h>
      <text:p text:style-name="P4"/>
      <text:p text:style-name="P4"><text:s text:c="4"/>Use: Lists files and directories in the current directory.</text:p>
      <text:p text:style-name="P4"><text:s text:c="4"/>Syntax:</text:p>
      <text:p text:style-name="P4"/>
      <text:p text:style-name="P4"><text:s text:c="4"/>ls [options] [directory]</text:p>
      <text:p text:style-name="P4"/>
      <text:p text:style-name="P4"><text:s text:c="4"/>Mode: Interactive (CLI)</text:p>
      <text:p text:style-name="P4"><text:s text:c="4"/>Examples:</text:p>
      <text:p text:style-name="P4"><text:s text:c="8"/>ls – Lists files in the current directory.</text:p>
      <text:p text:style-name="P4"><text:s text:c="8"/>ls -l – Lists files with detailed information (permissions, size, etc.).</text:p>
      <text:p text:style-name="P4"><text:s text:c="8"/>ls -a – Lists all files, including hidden files.</text:p>
      <text:p text:style-name="P4"/>
      <text:p text:style-name="P4">2. cd</text:p>
      <text:p text:style-name="P4"/>
      <text:p text:style-name="P4"><text:s text:c="4"/>Use: Changes the current working directory.</text:p>
      <text:p text:style-name="P4"><text:s text:c="4"/>Syntax:</text:p>
      <text:p text:style-name="P4"/>
      <text:p text:style-name="P4"><text:s text:c="4"/>cd [directory]</text:p>
      <text:p text:style-name="P4"/>
      <text:p text:style-name="P4"><text:s text:c="4"/>Mode: Interactive (CLI)</text:p>
      <text:p text:style-name="P4"><text:s text:c="4"/>Examples:</text:p>
      <text:p text:style-name="P4"><text:s text:c="8"/>cd /home/user – Changes to /home/user directory.</text:p>
      <text:p text:style-name="P4"><text:s text:c="8"/>cd .. – Moves up one directory level.</text:p>
      <text:p text:style-name="P4"><text:s text:c="8"/>cd ~ – Changes to the home directory.</text:p>
      <text:p text:style-name="P4"/>
      <text:p text:style-name="P4">3. pwd</text:p>
      <text:p text:style-name="P4"/>
      <text:p text:style-name="P4"><text:soft-page-break/><text:s text:c="4"/>Use: Displays the current working directory.</text:p>
      <text:p text:style-name="P4"><text:s text:c="4"/>Syntax:</text:p>
      <text:p text:style-name="P4"/>
      <text:p text:style-name="P4"><text:s text:c="4"/>pwd</text:p>
      <text:p text:style-name="P4"/>
      <text:p text:style-name="P4"><text:s text:c="4"/>Mode: Interactive (CLI)</text:p>
      <text:p text:style-name="P4"><text:s text:c="4"/>Example:</text:p>
      <text:p text:style-name="P4"><text:s text:c="8"/>pwd – Outputs the full path of the current directory.</text:p>
      <text:p text:style-name="P4"/>
      <text:p text:style-name="P4">4. cp</text:p>
      <text:p text:style-name="P4"/>
      <text:p text:style-name="P4"><text:s text:c="4"/>Use: Copies files or directories.</text:p>
      <text:p text:style-name="P4"><text:s text:c="4"/>Syntax:</text:p>
      <text:p text:style-name="P4"/>
      <text:p text:style-name="P4"><text:s text:c="4"/>cp [options] source destination</text:p>
      <text:p text:style-name="P4"/>
      <text:p text:style-name="P4"><text:s text:c="4"/>Mode: Interactive (CLI) or Scripted</text:p>
      <text:p text:style-name="P4"><text:s text:c="4"/>Examples:</text:p>
      <text:p text:style-name="P4"><text:s text:c="8"/>cp file1.txt /home/user/ – Copies file1.txt to /home/user/.</text:p>
      <text:p text:style-name="P4"><text:s text:c="8"/>cp -r dir1 dir2 – Recursively copies dir1 to dir2.</text:p>
      <text:p text:style-name="P4"/>
      <text:p text:style-name="P4">5. mv</text:p>
      <text:p text:style-name="P4"/>
      <text:p text:style-name="P4"><text:s text:c="4"/>Use: Moves or renames files and directories.</text:p>
      <text:p text:style-name="P4"><text:s text:c="4"/>Syntax:</text:p>
      <text:p text:style-name="P4"/>
      <text:p text:style-name="P4"><text:s text:c="4"/>mv [options] source destination</text:p>
      <text:p text:style-name="P4"/>
      <text:p text:style-name="P4"><text:s text:c="4"/>Mode: Interactive (CLI) or Scripted</text:p>
      <text:p text:style-name="P4"><text:s text:c="4"/>Examples:</text:p>
      <text:p text:style-name="P4"><text:soft-page-break/><text:s text:c="8"/>mv file1.txt /home/user/ – Moves file1.txt to /home/user/.</text:p>
      <text:p text:style-name="P4"><text:s text:c="8"/>mv oldname.txt newname.txt – Renames oldname.txt to newname.txt.</text:p>
      <text:p text:style-name="P4"/>
      <text:p text:style-name="P4">6. rm</text:p>
      <text:p text:style-name="P4"/>
      <text:p text:style-name="P4"><text:s text:c="4"/>Use: Removes files or directories.</text:p>
      <text:p text:style-name="P4"><text:s text:c="4"/>Syntax:</text:p>
      <text:p text:style-name="P4"/>
      <text:p text:style-name="P4"><text:s text:c="4"/>rm [options] file</text:p>
      <text:p text:style-name="P4"/>
      <text:p text:style-name="P4"><text:s text:c="4"/>Mode: Interactive (CLI) or Scripted</text:p>
      <text:p text:style-name="P4"><text:s text:c="4"/>Examples:</text:p>
      <text:p text:style-name="P4"><text:s text:c="8"/>rm file1.txt – Deletes file1.txt.</text:p>
      <text:p text:style-name="P4"><text:s text:c="8"/>rm -r dir1 – Recursively deletes dir1 and its contents.</text:p>
      <text:p text:style-name="P4"/>
      <text:p text:style-name="P4">7. touch</text:p>
      <text:p text:style-name="P4"/>
      <text:p text:style-name="P4"><text:s text:c="4"/>Use: Creates an empty file or updates the timestamp of a file.</text:p>
      <text:p text:style-name="P4"><text:s text:c="4"/>Syntax:</text:p>
      <text:p text:style-name="P4"/>
      <text:p text:style-name="P4"><text:s text:c="4"/>touch filename</text:p>
      <text:p text:style-name="P4"/>
      <text:p text:style-name="P4"><text:s text:c="4"/>Mode: Interactive (CLI) or Scripted</text:p>
      <text:p text:style-name="P4"><text:s text:c="4"/>Example:</text:p>
      <text:p text:style-name="P4"><text:s text:c="8"/>touch newfile.txt – Creates an empty newfile.txt.</text:p>
      <text:p text:style-name="P4"/>
      <text:p text:style-name="P4">8. cat</text:p>
      <text:p text:style-name="P4"/>
      <text:p text:style-name="P4"><text:s text:c="4"/>Use: Concatenates and displays the content of a file.</text:p>
      <text:p text:style-name="P4"><text:s text:c="4"/>Syntax:</text:p>
      <text:p text:style-name="P4"><text:soft-page-break/></text:p>
      <text:p text:style-name="P4"><text:s text:c="4"/>cat [options] filename</text:p>
      <text:p text:style-name="P4"/>
      <text:p text:style-name="P4"><text:s text:c="4"/>Mode: Interactive (CLI)</text:p>
      <text:p text:style-name="P4"><text:s text:c="4"/>Examples:</text:p>
      <text:p text:style-name="P4"><text:s text:c="8"/>cat file1.txt – Displays the content of file1.txt.</text:p>
      <text:p text:style-name="P4"><text:s text:c="8"/>cat file1.txt file2.txt – Concatenates and displays both files.</text:p>
      <text:p text:style-name="P4"/>
      <text:p text:style-name="P4">9. grep</text:p>
      <text:p text:style-name="P4"/>
      <text:p text:style-name="P4"><text:s text:c="4"/>Use: Searches for a pattern within a file.</text:p>
      <text:p text:style-name="P4"><text:s text:c="4"/>Syntax:</text:p>
      <text:p text:style-name="P4"/>
      <text:p text:style-name="P4"><text:s text:c="4"/>grep [options] pattern file</text:p>
      <text:p text:style-name="P4"/>
      <text:p text:style-name="P4"><text:s text:c="4"/>Mode: Interactive (CLI) or Scripted</text:p>
      <text:p text:style-name="P4"><text:s text:c="4"/>Examples:</text:p>
      <text:p text:style-name="P4"><text:s text:c="8"/>grep "search_term" file1.txt – Searches for "search_term" in file1.txt.</text:p>
      <text:p text:style-name="P4"><text:s text:c="8"/>grep -r "search_term" /home/user/ – Recursively searches for "search_term" in /home/user/.</text:p>
      <text:p text:style-name="P4"/>
      <text:p text:style-name="P4">10. chmod</text:p>
      <text:p text:style-name="P4"/>
      <text:p text:style-name="P4"><text:s text:c="4"/>Use: Changes file permissions.</text:p>
      <text:p text:style-name="P4"><text:s text:c="4"/>Syntax:</text:p>
      <text:p text:style-name="P4"/>
      <text:p text:style-name="P4"><text:s text:c="4"/>chmod [options] mode file</text:p>
      <text:p text:style-name="P4"/>
      <text:p text:style-name="P4"><text:s text:c="4"/>Mode: Interactive (CLI) or Scripted</text:p>
      <text:p text:style-name="P4"><text:s text:c="4"/>Examples:</text:p>
      <text:p text:style-name="P4"><text:s text:c="8"/>chmod 755 file1.txt – Grants read/write/execute to the owner, and read/execute to others.</text:p>
      <text:p text:style-name="P4"><text:soft-page-break/><text:s text:c="8"/>chmod +x script.sh – Makes script.sh executable.</text:p>
      <text:p text:style-name="P4"/>
      <text:p text:style-name="P4">11. chown</text:p>
      <text:p text:style-name="P4"/>
      <text:p text:style-name="P4"><text:s text:c="4"/>Use: Changes the owner and/or group of a file.</text:p>
      <text:p text:style-name="P4"><text:s text:c="4"/>Syntax:</text:p>
      <text:p text:style-name="P4"/>
      <text:p text:style-name="P4"><text:s text:c="4"/>chown [options] owner[:group] file</text:p>
      <text:p text:style-name="P4"/>
      <text:p text:style-name="P4"><text:s text:c="4"/>Mode: Interactive (CLI) or Scripted</text:p>
      <text:p text:style-name="P4"><text:s text:c="4"/>Examples:</text:p>
      <text:p text:style-name="P4"><text:s text:c="8"/>chown user:group file1.txt – Changes owner to user and group to group.</text:p>
      <text:p text:style-name="P4"><text:s text:c="8"/>chown root file1.txt – Changes the owner of file1.txt to root.</text:p>
      <text:p text:style-name="P4"/>
      <text:p text:style-name="P4">12. ps</text:p>
      <text:p text:style-name="P4"/>
      <text:p text:style-name="P4"><text:s text:c="4"/>Use: Displays information about running processes.</text:p>
      <text:p text:style-name="P4"><text:s text:c="4"/>Syntax:</text:p>
      <text:p text:style-name="P4"/>
      <text:p text:style-name="P4"><text:s text:c="4"/>ps [options]</text:p>
      <text:p text:style-name="P4"/>
      <text:p text:style-name="P4"><text:s text:c="4"/>Mode: Interactive (CLI)</text:p>
      <text:p text:style-name="P4"><text:s text:c="4"/>Examples:</text:p>
      <text:p text:style-name="P4"><text:s text:c="8"/>ps aux – Displays detailed information about all running processes.</text:p>
      <text:p text:style-name="P4"><text:s text:c="8"/>ps -ef – Displays all processes in a hierarchical view.</text:p>
      <text:p text:style-name="P4"/>
      <text:p text:style-name="P4">13. top</text:p>
      <text:p text:style-name="P4"/>
      <text:p text:style-name="P4"><text:s text:c="4"/>Use: Displays system resource usage (e.g., CPU, memory).</text:p>
      <text:p text:style-name="P4"><text:s text:c="4"/>Syntax:</text:p>
      <text:p text:style-name="P4"><text:soft-page-break/></text:p>
      <text:p text:style-name="P4"><text:s text:c="4"/>top</text:p>
      <text:p text:style-name="P4"/>
      <text:p text:style-name="P4"><text:s text:c="4"/>Mode: Interactive (CLI)</text:p>
      <text:p text:style-name="P4"><text:s text:c="4"/>Example:</text:p>
      <text:p text:style-name="P4"><text:s text:c="8"/>top – Displays a dynamic, real-time view of system resource usage.</text:p>
      <text:p text:style-name="P4"/>
      <text:p text:style-name="P4">14. df</text:p>
      <text:p text:style-name="P4"/>
      <text:p text:style-name="P4"><text:s text:c="4"/>Use: Displays disk space usage.</text:p>
      <text:p text:style-name="P4"><text:s text:c="4"/>Syntax:</text:p>
      <text:p text:style-name="P4"/>
      <text:p text:style-name="P4"><text:s text:c="4"/>df [options]</text:p>
      <text:p text:style-name="P4"/>
      <text:p text:style-name="P4"><text:s text:c="4"/>Mode: Interactive (CLI)</text:p>
      <text:p text:style-name="P4"><text:s text:c="4"/>Examples:</text:p>
      <text:p text:style-name="P4"><text:s text:c="8"/>df – Displays disk space usage for all mounted filesystems.</text:p>
      <text:p text:style-name="P4"><text:s text:c="8"/>df -h – Displays disk space in a human-readable format (e.g., GB, MB).</text:p>
      <text:p text:style-name="P4"/>
      <text:p text:style-name="P4">15. du</text:p>
      <text:p text:style-name="P4"/>
      <text:p text:style-name="P4"><text:s text:c="4"/>Use: Estimates file space usage.</text:p>
      <text:p text:style-name="P4"><text:s text:c="4"/>Syntax:</text:p>
      <text:p text:style-name="P4"/>
      <text:p text:style-name="P4"><text:s text:c="4"/>du [options] [directory]</text:p>
      <text:p text:style-name="P4"/>
      <text:p text:style-name="P4"><text:s text:c="4"/>Mode: Interactive (CLI)</text:p>
      <text:p text:style-name="P4"><text:s text:c="4"/>Examples:</text:p>
      <text:p text:style-name="P4"><text:s text:c="8"/>du -sh /home/user/ – Displays the disk usage of /home/user/ in a human-readable format.</text:p>
      <text:p text:style-name="P4"><text:s text:c="8"/>du -a /home/user/ – Displays disk usage of all files in /home/user/.</text:p>
      <text:p text:style-name="P4"><text:soft-page-break/></text:p>
      <text:p text:style-name="P4">16. man</text:p>
      <text:p text:style-name="P4"/>
      <text:p text:style-name="P4"><text:s text:c="4"/>Use: Displays the manual page for a command.</text:p>
      <text:p text:style-name="P4"><text:s text:c="4"/>Syntax:</text:p>
      <text:p text:style-name="P4"/>
      <text:p text:style-name="P4"><text:s text:c="4"/>man command</text:p>
      <text:p text:style-name="P4"/>
      <text:p text:style-name="P4"><text:s text:c="4"/>Mode: Interactive (CLI)</text:p>
      <text:p text:style-name="P4"><text:s text:c="4"/>Example:</text:p>
      <text:p text:style-name="P4"><text:s text:c="8"/>man ls – Displays the manual for the ls command.</text:p>
      <text:p text:style-name="P4"/>
      <text:p text:style-name="P4">17. sudo</text:p>
      <text:p text:style-name="P4"/>
      <text:p text:style-name="P4"><text:s text:c="4"/>Use: Executes a command with superuser privileges.</text:p>
      <text:p text:style-name="P4"><text:s text:c="4"/>Syntax:</text:p>
      <text:p text:style-name="P4"/>
      <text:p text:style-name="P4"><text:s text:c="4"/>sudo command</text:p>
      <text:p text:style-name="P4"/>
      <text:p text:style-name="P4"><text:s text:c="4"/>Mode: Interactive (CLI)</text:p>
      <text:p text:style-name="P4"><text:s text:c="4"/>Example:</text:p>
      <text:p text:style-name="P4"><text:s text:c="8"/>sudo apt update – Updates the package lists with administrative privileges.</text:p>
      <text:p text:style-name="P4"/>
      <text:p text:style-name="P4">18. echo</text:p>
      <text:p text:style-name="P4"/>
      <text:p text:style-name="P4"><text:s text:c="4"/>Use: Displays a message or output.</text:p>
      <text:p text:style-name="P4"><text:s text:c="4"/>Syntax:</text:p>
      <text:p text:style-name="P4"/>
      <text:p text:style-name="P4"><text:s text:c="4"/>echo [options] string</text:p>
      <text:p text:style-name="P4"/>
      <text:p text:style-name="P4"><text:soft-page-break/><text:s text:c="4"/>Mode: Interactive (CLI) or Scripted</text:p>
      <text:p text:style-name="P4"><text:s text:c="4"/>Example:</text:p>
      <text:p text:style-name="P4"><text:s text:c="8"/>echo "Hello, world!" – Displays "Hello, world!" to the terminal.</text:p>
      <text:p text:style-name="P4"/>
      <text:p text:style-name="P4">19. tar</text:p>
      <text:p text:style-name="P4"/>
      <text:p text:style-name="P4"><text:s text:c="4"/>Use: Archives and compresses files.</text:p>
      <text:p text:style-name="P4"><text:s text:c="4"/>Syntax:</text:p>
      <text:p text:style-name="P4"/>
      <text:p text:style-name="P4"><text:s text:c="4"/>tar [options] archive_name file</text:p>
      <text:p text:style-name="P4"/>
      <text:p text:style-name="P4"><text:s text:c="4"/>Mode: Interactive (CLI) or Scripted</text:p>
      <text:p text:style-name="P4"><text:s text:c="4"/>Examples:</text:p>
      <text:p text:style-name="P4"><text:s text:c="8"/>tar -cvf archive.tar file1.txt – Creates a tar archive of file1.txt.</text:p>
      <text:p text:style-name="P4"><text:s text:c="8"/>tar -xvf archive.tar – Extracts the tar archive.</text:p>
      <text:p text:style-name="P4"/>
      <text:p text:style-name="P4">20. wget</text:p>
      <text:p text:style-name="P4"/>
      <text:p text:style-name="P4"><text:s text:c="4"/>Use: Downloads files from the web.</text:p>
      <text:p text:style-name="P4"><text:s text:c="4"/>Syntax:</text:p>
      <text:p text:style-name="P4"/>
      <text:p text:style-name="P4"><text:s text:c="4"/>wget [options] URL</text:p>
      <text:p text:style-name="P4"/>
      <text:p text:style-name="P4"><text:s text:c="4"/>Mode: Interactive (CLI)</text:p>
      <text:p text:style-name="P4"><text:s text:c="4"/>Example:</text:p>
      <text:p text:style-name="P4"><text:s text:c="8"/>wget https://example.com/file.zip – Downloads file.zip from example.com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14:07:30.183041151</meta:creation-date>
    <dc:date>2025-02-13T14:10:52.542403456</dc:date>
    <meta:editing-duration>PT3M22S</meta:editing-duration>
    <meta:editing-cycles>1</meta:editing-cycles>
    <meta:document-statistic meta:table-count="0" meta:image-count="0" meta:object-count="0" meta:page-count="8" meta:paragraph-count="156" meta:word-count="651" meta:character-count="5043" meta:non-whitespace-character-count="3833"/>
    <meta:generator>LibreOffice/6.4.7.2$Linux_X86_64 LibreOffice_project/40$Build-2</meta:generator>
  </office:meta>
</office:document-meta>
</file>